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font-size="12pt" style:font-size-asian="12pt" style:font-size-complex="12pt"/>
    </style:style>
    <style:style style:name="P3" style:parent-style-name="Normal" style:family="paragraph">
      <style:paragraph-properties fo:text-align="center"/>
      <style:text-properties fo:font-size="12pt" style:font-size-asian="12pt" style:font-size-complex="12pt"/>
    </style:style>
    <style:style style:name="P4" style:parent-style-name="Normal" style:family="paragraph">
      <style:paragraph-properties fo:text-align="justify"/>
      <style:text-properties fo:font-weight="bold" style:font-weight-asian="bold" style:font-weight-complex="bold" fo:font-size="12pt" style:font-size-asian="12pt" style:font-size-complex="12pt"/>
    </style:style>
    <style:style style:name="P5" style:parent-style-name="Normal" style:family="paragraph">
      <style:paragraph-properties fo:text-align="justify"/>
    </style:style>
    <style:style style:name="P6" style:parent-style-name="Normal" style:family="paragraph">
      <style:paragraph-properties fo:text-align="justify" fo:margin-top="0.1666in"/>
      <style:text-properties fo:font-weight="bold" style:font-weight-asian="bold" style:font-weight-complex="bold" fo:font-size="12pt" style:font-size-asian="12pt" style:font-size-complex="12pt"/>
    </style:style>
    <style:style style:name="P7" style:parent-style-name="Normal" style:family="paragraph">
      <style:paragraph-properties fo:text-align="justify"/>
    </style:style>
    <style:style style:name="P8" style:parent-style-name="Normal" style:family="paragraph">
      <style:paragraph-properties fo:text-align="justify" fo:margin-top="0.1666in"/>
      <style:text-properties fo:font-weight="bold" style:font-weight-asian="bold" style:font-weight-complex="bold" fo:font-size="12pt" style:font-size-asian="12pt" style:font-size-complex="12pt"/>
    </style:style>
    <style:style style:name="P9" style:parent-style-name="Normal" style:family="paragraph">
      <style:paragraph-properties fo:text-align="justify"/>
    </style:style>
    <style:style style:name="P10" style:parent-style-name="Normal" style:family="paragraph">
      <style:paragraph-properties fo:text-align="justify" fo:margin-top="0.1666in"/>
      <style:text-properties fo:font-weight="bold" style:font-weight-asian="bold" style:font-weight-complex="bold" fo:font-size="12pt" style:font-size-asian="12pt" style:font-size-complex="12pt"/>
    </style:style>
    <style:style style:name="P11" style:parent-style-name="Normal" style:family="paragraph">
      <style:paragraph-properties fo:text-align="justify"/>
    </style:style>
    <style:style style:name="P12" style:parent-style-name="Normal" style:family="paragraph">
      <style:paragraph-properties fo:text-align="justify" fo:margin-top="0.1666in"/>
      <style:text-properties fo:font-weight="bold" style:font-weight-asian="bold" style:font-weight-complex="bold" fo:font-size="12pt" style:font-size-asian="12pt" style:font-size-complex="12pt"/>
    </style:style>
    <style:style style:name="P13" style:parent-style-name="Normal" style:family="paragraph">
      <style:paragraph-properties fo:text-align="justify"/>
    </style:style>
    <style:style style:name="P14" style:parent-style-name="Normal" style:family="paragraph">
      <style:paragraph-properties fo:text-align="justify" fo:margin-top="0.1666in"/>
      <style:text-properties fo:font-weight="bold" style:font-weight-asian="bold" style:font-weight-complex="bold" fo:font-size="12pt" style:font-size-asian="12pt" style:font-size-complex="12pt"/>
    </style:style>
    <style:style style:name="P15" style:parent-style-name="Normal" style:family="paragraph">
      <style:paragraph-properties fo:text-align="justify"/>
    </style:style>
    <style:style style:name="P16" style:parent-style-name="Normal" style:family="paragraph">
      <style:paragraph-properties fo:text-align="justify" fo:margin-top="0.1666in"/>
      <style:text-properties fo:font-weight="bold" style:font-weight-asian="bold" style:font-weight-complex="bold" fo:font-size="12pt" style:font-size-asian="12pt" style:font-size-complex="12pt"/>
    </style:style>
    <style:style style:name="P17" style:parent-style-name="Normal" style:family="paragraph">
      <style:paragraph-properties fo:text-align="justify"/>
    </style:style>
    <style:style style:name="P18" style:parent-style-name="Normal" style:family="paragraph">
      <style:paragraph-properties fo:text-align="justify" fo:margin-top="0.1666in"/>
      <style:text-properties fo:font-weight="bold" style:font-weight-asian="bold" style:font-weight-complex="bold" fo:font-size="12pt" style:font-size-asian="12pt" style:font-size-complex="12pt"/>
    </style:style>
    <style:style style:name="P19" style:parent-style-name="Normal" style:family="paragraph">
      <style:paragraph-properties fo:text-align="justify"/>
    </style:style>
  </office:automatic-styles>
  <office:body>
    <office:text text:use-soft-page-breaks="true">
      <text:p text:style-name="P1"><text:span text:style-name="T2">Interview I – Thomas</text:span></text:p>
      <text:p text:style-name="P3">Mme Cardin Laetitia – 47<text:s/>ans<text:s/>–<text:s/>Professeur à domicile – 3 enfants –<text:s/>CSP moyen (auto entrepreneuse)</text:p>
      <text:p text:style-name="P4">Quand avez-vous eu besoin de prévoir un itinéraire pour la dernière fois ?</text:p>
      <text:p text:style-name="P5">Pour aller voir ma fille, j’ai dû<text:s/>aller de Gex (Ain) à Paris.</text:p>
      <text:p text:style-name="P6">Avez-vous prévu l’itinéraire en amont ?<text:s/></text:p>
      <text:p text:style-name="P7">Oui effectivement,<text:s/>j’ai cherché sur l’ordinateur,<text:s/>j’ai tapé directement sur Google le trajet « Gex Paris ». Il m’a automatiquement proposé un billet de train et pour le métro, j’ai peur de le prendre donc j’ai demandé à ma fille qu’elle vienne nous attendre à la gare.<text:s/></text:p>
      <text:p text:style-name="P8">Dans la vie de tous les jours comment faites-vous pour prévoir vos déplacements ?</text:p>
      <text:p text:style-name="P9">Je n’ai pas internet sur mon téléphone donc je prévois tout en amont. Dans la vie je suis professeur à domicile, j’ai très souvent de nouveaux élèves et je dois donc savoir comment me rendre au domicile des personnes. Pour ce faire, je tape l’adresse que les parents me communiquent sur google maps et je regarde les routes que je dois prendre.<text:s/></text:p>
      <text:p text:style-name="P10">Pourquoi utilisez-vous google maps ?</text:p>
      <text:p text:style-name="P11">Eh bien, je ne connais que<text:s/>cette application, c’est celle qui est intégrée à google, et j’utilise tout le temps la fonctionnalité qui permet de voir dans la rue (street view) pour voir à quoi ressemble les maisons pour ne pas me tromper et la reconnaitre quand je passerai devant.</text:p>
      <text:p text:style-name="P12">Comment vous déplacez-vous ?</text:p>
      <text:p text:style-name="P13">Tout le temps en voiture, je prends juste le train pour aller à Paris et en Normandie. Et le métro à Paris aussi.</text:p>
      <text:p text:style-name="P14">Comment retenez-vous vos trajets ?</text:p>
      <text:p text:style-name="P15">J’imprime ! Sinon je fini par oublier, j’ai déjà réussi à me perdre donc désormais je prends toujours le temps de l’imprimer. J’utilise ViaMichelin pour les trajets ou j’ai besoin d’imprimer, les longs trajets quoi. C’est super pratique ça permet de voir à chaque fois qu’il faut tourner et de ne pas se perdre. Chaque route est écrite avec le nom des directions à prendre. L’impression est simple. ViaMichelin c’est très précis alors que google maps,<text:s/>au final c’est plus une carte donc quand je connais les routes c’est simple mais pour les grands trajets je<text:s/>préfère ViaMichelin.</text:p>
      <text:p text:style-name="P16">Préfériez-vous les cartes sur papier ?</text:p>
      <text:p text:style-name="P17">Non, les cartes c’était vraiment compliqué de trouver, j’utilise ViaMichelin et c’est vraiment plus simple parce que ça détail bien les nationales.</text:p>
      <text:p text:style-name="P18">Selon vous quels sont les avantages / inconvénients de ces applications ?</text:p>
      <text:p text:style-name="P19">J’aime vraiment avoir l’image de la maison pour pouvoir me repérer à la couleur et à la taille de la maison. ViaMichelin ce n’est pas beau mais au moins c’est précis et pour les longs trajets il n’y a pas le choix.<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omas Corcoral</meta:initial-creator>
    <dc:creator>Thomas Corcoral</dc:creator>
    <meta:creation-date>2022-02-08T21:09:00Z</meta:creation-date>
    <dc:date>2022-02-08T21:09:00Z</dc:date>
    <meta:print-date>2022-02-08T21:06:00Z</meta:print-date>
    <meta:template xlink:href="Normal" xlink:type="simple"/>
    <meta:editing-cycles>2</meta:editing-cycles>
    <meta:editing-duration>PT0S</meta:editing-duration>
    <meta:document-statistic meta:page-count="1" meta:paragraph-count="5" meta:word-count="392" meta:character-count="2544" meta:row-count="17" meta:non-whitespace-character-count="2157"/>
  </office:meta>
</office:document-meta>
</file>